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7c414a" officeooo:paragraph-rsid="007c414a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1" style:family="paragraph" style:parent-style-name="Text_20_body">
      <style:text-properties officeooo:paragraph-rsid="0049b32c"/>
    </style:style>
    <style:style style:name="P12" style:family="paragraph" style:parent-style-name="Title">
      <style:text-properties officeooo:rsid="0017cb06" officeooo:paragraph-rsid="0017cb06"/>
    </style:style>
    <style:style style:name="P13" style:family="paragraph" style:parent-style-name="Frame_20_contents">
      <style:text-properties officeooo:rsid="00497f00" officeooo:paragraph-rsid="00497f00"/>
    </style:style>
    <style:style style:name="P14" style:family="paragraph" style:parent-style-name="Frame_20_contents">
      <style:text-properties officeooo:rsid="004b4764" officeooo:paragraph-rsid="004b4764"/>
    </style:style>
    <style:style style:name="P15" style:family="paragraph" style:parent-style-name="Frame_20_contents">
      <style:text-properties officeooo:rsid="004b4764" officeooo:paragraph-rsid="004d42fe"/>
    </style:style>
    <style:style style:name="P16" style:family="paragraph" style:parent-style-name="Frame_20_contents">
      <style:text-properties fo:color="#00cc00" officeooo:rsid="004b4764" officeooo:paragraph-rsid="004d42fe"/>
    </style:style>
    <style:style style:name="P17" style:family="paragraph" style:parent-style-name="Frame_20_contents">
      <style:text-properties style:use-window-font-color="true" officeooo:rsid="004b4764" officeooo:paragraph-rsid="004b4764"/>
    </style:style>
    <style:style style:name="P18" style:family="paragraph" style:parent-style-name="Text_20_body">
      <style:paragraph-properties fo:margin-top="0cm" fo:margin-bottom="0cm" loext:contextual-spacing="false" fo:line-height="100%" style:writing-mode="page"/>
      <style:text-properties officeooo:paragraph-rsid="00887a3b"/>
    </style:style>
    <style:style style:name="P19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20" style:family="paragraph" style:parent-style-name="Text_20_body">
      <style:paragraph-properties fo:margin-top="0cm" fo:margin-bottom="0cm" loext:contextual-spacing="false" fo:line-height="100%" style:writing-mode="page"/>
      <style:text-properties officeooo:rsid="00887a3b" officeooo:paragraph-rsid="00887a3b"/>
    </style:style>
    <style:style style:name="P21" style:family="paragraph" style:parent-style-name="Standard" style:list-style-name="L5">
      <style:text-properties officeooo:paragraph-rsid="0017cb06"/>
    </style:style>
    <style:style style:name="P22" style:family="paragraph" style:parent-style-name="Standard" style:list-style-name="L5">
      <style:text-properties fo:font-weight="bold" officeooo:rsid="002d1eda" officeooo:paragraph-rsid="002d1eda" style:font-weight-asian="bold" style:font-weight-complex="bold"/>
    </style:style>
    <style:style style:name="P23" style:family="paragraph" style:parent-style-name="Standard" style:list-style-name="L5">
      <style:text-properties fo:font-weight="bold" officeooo:rsid="003ae2d0" officeooo:paragraph-rsid="003ae2d0" style:font-weight-asian="bold" style:font-weight-complex="bold"/>
    </style:style>
    <style:style style:name="P24" style:family="paragraph" style:parent-style-name="Standard" style:list-style-name="L5">
      <style:text-properties fo:font-weight="normal" officeooo:rsid="003ae2d0" officeooo:paragraph-rsid="003ae2d0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6b3bb" officeooo:paragraph-rsid="0056b3bb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d1eda" officeooo:paragraph-rsid="002d1eda" fo:background-color="#579d1c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3cb00d" officeooo:paragraph-rsid="003ae2d0" fo:background-color="#579d1c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ae2d0" officeooo:paragraph-rsid="003ae2d0" fo:background-color="#ff3333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22721" officeooo:paragraph-rsid="003ae2d0" fo:background-color="#ff3333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56b3bb" officeooo:paragraph-rsid="0056b3bb" fo:background-color="#ffff99" style:font-weight-asian="normal" style:font-weight-complex="normal"/>
    </style:style>
    <style:style style:name="P31" style:family="paragraph" style:parent-style-name="Standard" style:list-style-name="L5">
      <style:text-properties fo:font-style="normal" fo:font-weight="normal" officeooo:rsid="005b9960" officeooo:paragraph-rsid="0096b2d5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fo:font-style="normal" fo:font-weight="normal" officeooo:rsid="00199090" officeooo:paragraph-rsid="00199090" fo:background-color="#579d1c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text-properties fo:font-style="normal" fo:font-weight="normal" officeooo:rsid="005b9960" officeooo:paragraph-rsid="005b9960" fo:background-color="#579d1c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text-properties fo:font-style="normal" fo:font-weight="normal" officeooo:rsid="007c414a" officeooo:paragraph-rsid="007c414a" fo:background-color="#ff3333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text-properties fo:font-style="normal" fo:font-weight="normal" officeooo:rsid="0058a2cd" officeooo:paragraph-rsid="0058a2cd" fo:background-color="#ff3333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text-properties fo:font-style="normal" fo:font-weight="normal" officeooo:rsid="008bbfbd" officeooo:paragraph-rsid="008bbfbd" fo:background-color="#ff3333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text-properties fo:font-style="normal" fo:font-weight="normal" officeooo:rsid="0083d7d1" officeooo:paragraph-rsid="0083d7d1" fo:background-color="#ff3333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40" style:family="paragraph" style:parent-style-name="Standard" style:list-style-name="L5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41" style:family="paragraph" style:parent-style-name="Standard" style:list-style-name="L5">
      <style:text-properties fo:font-style="normal" fo:font-weight="bold" officeooo:rsid="005d526a" officeooo:paragraph-rsid="005d526a" fo:background-color="#ff3333" style:font-style-asian="normal" style:font-weight-asian="bold" style:font-style-complex="normal" style:font-weight-complex="bold"/>
    </style:style>
    <style:style style:name="P42" style:family="paragraph" style:parent-style-name="Standard" style:list-style-name="L5">
      <style:text-properties fo:font-style="normal" style:text-underline-style="none" fo:font-weight="normal" officeooo:rsid="0061bc43" officeooo:paragraph-rsid="0063f5c5" fo:background-color="#ff3333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text-properties fo:font-style="normal" style:text-underline-style="none" fo:font-weight="normal" officeooo:rsid="00636955" officeooo:paragraph-rsid="0063f5c5" fo:background-color="#ff3333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text-properties fo:font-style="italic" style:text-underline-style="none" fo:font-weight="normal" officeooo:rsid="00650e87" officeooo:paragraph-rsid="00650e87" fo:background-color="#ff3333" style:font-style-asian="italic" style:font-weight-asian="normal" style:font-style-complex="italic" style:font-weight-complex="normal"/>
    </style:style>
    <style:style style:name="P45" style:family="paragraph" style:parent-style-name="Standard" style:list-style-name="L5">
      <style:text-properties officeooo:rsid="0017cb06" officeooo:paragraph-rsid="0017cb06" fo:background-color="#579d1c"/>
    </style:style>
    <style:style style:name="P46" style:family="paragraph" style:parent-style-name="Standard" style:list-style-name="L5">
      <style:text-properties officeooo:rsid="0019eac8" officeooo:paragraph-rsid="0019eac8" fo:background-color="#579d1c"/>
    </style:style>
    <style:style style:name="P47" style:family="paragraph" style:parent-style-name="Standard" style:list-style-name="L5">
      <style:text-properties officeooo:paragraph-rsid="0017cb06" fo:background-color="#ffff66"/>
    </style:style>
    <style:style style:name="P48" style:family="paragraph" style:parent-style-name="Standard" style:list-style-name="L5">
      <style:text-properties officeooo:rsid="008a8e2d" officeooo:paragraph-rsid="008a8e2d" fo:background-color="#ff3333"/>
    </style:style>
    <style:style style:name="P49" style:family="paragraph" style:parent-style-name="Standard" style:list-style-name="L5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paragraph-properties style:writing-mode="lr-tb"/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51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52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53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54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55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56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57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58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59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60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61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62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63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ff99"/>
    </style:style>
    <style:style style:name="P64" style:family="paragraph" style:parent-style-name="Text_20_body" style:list-style-name="L6">
      <style:text-properties officeooo:rsid="008dfe9a" officeooo:paragraph-rsid="008dfe9a"/>
    </style:style>
    <style:style style:name="P65" style:family="paragraph" style:parent-style-name="Text_20_body" style:list-style-name="L6">
      <style:text-properties style:text-underline-style="none" fo:font-weight="normal" officeooo:rsid="009086f2" officeooo:paragraph-rsid="009086f2" style:font-weight-asian="normal" style:font-weight-complex="normal"/>
    </style:style>
    <style:style style:name="P66" style:family="paragraph" style:parent-style-name="Text_20_body" style:list-style-name="L6">
      <style:text-properties style:text-underline-style="none" fo:font-weight="normal" officeooo:rsid="00913242" officeooo:paragraph-rsid="00913242" style:font-weight-asian="normal" style:font-weight-complex="normal"/>
    </style:style>
    <style:style style:name="P67" style:family="paragraph" style:parent-style-name="Text_20_body" style:list-style-name="L6">
      <style:text-properties style:text-underline-style="none" fo:font-weight="normal" officeooo:rsid="009354c1" officeooo:paragraph-rsid="009354c1" style:font-weight-asian="normal" style:font-weight-complex="normal"/>
    </style:style>
    <style:style style:name="P68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69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70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86618f" officeooo:paragraph-rsid="0086618f" fo:background-color="#ff3333"/>
    </style:style>
    <style:style style:name="P71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72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dfe9a"/>
    </style:style>
    <style:style style:name="P73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paragraph-rsid="008dfe9a"/>
    </style:style>
    <style:style style:name="P74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paragraph-rsid="008dfe9a"/>
    </style:style>
    <style:style style:name="P75" style:family="paragraph" style:parent-style-name="Heading_20_2">
      <style:text-properties fo:font-weight="bold" style:font-weight-asian="bold" style:font-weight-complex="bold"/>
    </style:style>
    <style:style style:name="P76" style:family="paragraph" style:parent-style-name="Heading_20_2">
      <style:text-properties fo:background-color="transparent"/>
    </style:style>
    <style:style style:name="P77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 style:parent-style-name="Heading_20_2">
      <style:text-properties style:text-underline-style="solid" style:text-underline-width="auto" style:text-underline-color="font-color"/>
    </style:style>
    <style:style style:name="P79" style:family="paragraph" style:parent-style-name="Heading_20_3">
      <style:text-properties style:text-underline-style="solid" style:text-underline-width="auto" style:text-underline-color="font-color"/>
    </style:style>
    <style:style style:name="P8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8e2e5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92d0d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7eebd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cb06" style:font-weight-asian="bold" style:font-weight-complex="bold"/>
    </style:style>
    <style:style style:name="T8" style:family="text">
      <style:text-properties fo:font-weight="bold" officeooo:rsid="001bfe4d" style:font-weight-asian="bold" style:font-weight-complex="bold"/>
    </style:style>
    <style:style style:name="T9" style:family="text">
      <style:text-properties fo:font-weight="bold" officeooo:rsid="00221550" style:font-weight-asian="bold" style:font-weight-complex="bold"/>
    </style:style>
    <style:style style:name="T10" style:family="text">
      <style:text-properties fo:font-weight="bold" officeooo:rsid="0092d0d5" style:font-weight-asian="bold" style:font-weight-complex="bold"/>
    </style:style>
    <style:style style:name="T11" style:family="text">
      <style:text-properties fo:font-weight="bold" officeooo:rsid="005d1982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fdf93" style:font-style-asian="normal" style:font-style-complex="normal"/>
    </style:style>
    <style:style style:name="T14" style:family="text">
      <style:text-properties fo:font-style="normal" officeooo:rsid="00353d01" style:font-style-asian="normal" style:font-style-complex="normal"/>
    </style:style>
    <style:style style:name="T15" style:family="text">
      <style:text-properties fo:font-style="normal" officeooo:rsid="0039ed1b" style:font-style-asian="normal" style:font-style-complex="normal"/>
    </style:style>
    <style:style style:name="T16" style:family="text">
      <style:text-properties fo:font-style="normal" officeooo:rsid="003dd793" style:font-style-asian="normal" style:font-style-complex="normal"/>
    </style:style>
    <style:style style:name="T17" style:family="text">
      <style:text-properties fo:font-style="normal" officeooo:rsid="0053cba6" style:font-style-asian="normal" style:font-style-complex="normal"/>
    </style:style>
    <style:style style:name="T18" style:family="text">
      <style:text-properties fo:font-style="normal" officeooo:rsid="00662d06" style:font-style-asian="normal" style:font-style-complex="normal"/>
    </style:style>
    <style:style style:name="T19" style:family="text">
      <style:text-properties fo:font-style="normal" officeooo:rsid="007062de" style:font-style-asian="normal" style:font-style-complex="normal"/>
    </style:style>
    <style:style style:name="T20" style:family="text">
      <style:text-properties fo:font-style="normal" officeooo:rsid="0071ef2d" style:font-style-asian="normal" style:font-style-complex="normal"/>
    </style:style>
    <style:style style:name="T21" style:family="text">
      <style:text-properties fo:font-style="normal" officeooo:rsid="007f6c19" style:font-style-asian="normal" style:font-style-complex="normal"/>
    </style:style>
    <style:style style:name="T22" style:family="text">
      <style:text-properties fo:font-style="normal" officeooo:rsid="00853ff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7b9e6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82ff4f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fo:font-weight="normal" officeooo:rsid="00892f5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officeooo:rsid="007f6c19" style:font-style-asian="normal" style:font-style-complex="normal"/>
    </style:style>
    <style:style style:name="T35" style:family="text">
      <style:text-properties fo:font-style="normal" style:text-underline-style="none" fo:font-weight="normal" officeooo:rsid="00887a3b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892f59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7cb06" style:font-weight-asian="normal" style:font-weight-complex="normal"/>
    </style:style>
    <style:style style:name="T39" style:family="text">
      <style:text-properties fo:font-weight="normal" officeooo:rsid="0063f5c5" style:font-weight-asian="normal" style:font-weight-complex="normal"/>
    </style:style>
    <style:style style:name="T40" style:family="text">
      <style:text-properties fo:font-weight="normal" officeooo:rsid="00662d06" style:font-weight-asian="normal" style:font-weight-complex="normal"/>
    </style:style>
    <style:style style:name="T41" style:family="text">
      <style:text-properties fo:font-weight="normal" officeooo:rsid="00687851" style:font-weight-asian="normal" style:font-weight-complex="normal"/>
    </style:style>
    <style:style style:name="T42" style:family="text">
      <style:text-properties fo:font-weight="normal" officeooo:rsid="006ceda2" style:font-weight-asian="normal" style:font-weight-complex="normal"/>
    </style:style>
    <style:style style:name="T43" style:family="text">
      <style:text-properties fo:font-weight="normal" officeooo:rsid="0017cb06" fo:background-color="#ffff66" loext:char-shading-value="0" style:font-weight-asian="normal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3b787" style:font-style-asian="italic" style:font-style-complex="italic"/>
    </style:style>
    <style:style style:name="T46" style:family="text">
      <style:text-properties fo:font-style="italic" officeooo:rsid="002fdf93" style:font-style-asian="italic" style:font-style-complex="italic"/>
    </style:style>
    <style:style style:name="T47" style:family="text">
      <style:text-properties fo:font-style="italic" officeooo:rsid="0071ef2d" style:font-style-asian="italic" style:font-style-complex="italic"/>
    </style:style>
    <style:style style:name="T48" style:family="text">
      <style:text-properties fo:font-style="italic" officeooo:rsid="007f6c19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fo:background-color="#579d1c" loext:char-shading-value="0" style:font-style-asian="italic" style:font-weight-asian="bold" style:font-style-complex="italic" style:font-weight-complex="bold"/>
    </style:style>
    <style:style style:name="T56" style:family="text">
      <style:text-properties fo:font-style="italic" fo:background-color="transparent" loext:char-shading-value="0" style:font-style-asian="italic" style:font-style-complex="italic"/>
    </style:style>
    <style:style style:name="T57" style:family="text">
      <style:text-properties fo:font-style="italic" fo:background-color="#579d1c" loext:char-shading-value="0" style:font-style-asian="italic" style:font-style-complex="italic"/>
    </style:style>
    <style:style style:name="T58" style:family="text">
      <style:text-properties fo:font-style="italic" officeooo:rsid="0056b3bb" fo:background-color="#579d1c" loext:char-shading-value="0" style:font-style-asian="italic" style:font-style-complex="italic"/>
    </style:style>
    <style:style style:name="T59" style:family="text">
      <style:text-properties fo:font-style="italic" officeooo:rsid="0023b787" fo:background-color="#579d1c" loext:char-shading-value="0" style:font-style-asian="italic" style:font-style-complex="italic"/>
    </style:style>
    <style:style style:name="T60" style:family="text">
      <style:text-properties fo:font-style="italic" officeooo:rsid="002fdf93" fo:background-color="#579d1c" loext:char-shading-value="0" style:font-style-asian="italic" style:font-style-complex="italic"/>
    </style:style>
    <style:style style:name="T61" style:family="text">
      <style:text-properties officeooo:rsid="00221550"/>
    </style:style>
    <style:style style:name="T62" style:family="text">
      <style:text-properties fo:background-color="#ffff66" loext:char-shading-value="0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37e7ac" fo:background-color="transparent" loext:char-shading-value="0"/>
    </style:style>
    <style:style style:name="T65" style:family="text">
      <style:text-properties officeooo:rsid="006837ff" fo:background-color="transparent" loext:char-shading-value="0"/>
    </style:style>
    <style:style style:name="T66" style:family="text">
      <style:text-properties officeooo:rsid="006ceda2" fo:background-color="transparent" loext:char-shading-value="0"/>
    </style:style>
    <style:style style:name="T67" style:family="text">
      <style:text-properties officeooo:rsid="006dff48" fo:background-color="transparent" loext:char-shading-value="0"/>
    </style:style>
    <style:style style:name="T68" style:family="text">
      <style:text-properties officeooo:rsid="006ee34c" fo:background-color="transparent" loext:char-shading-value="0"/>
    </style:style>
    <style:style style:name="T69" style:family="text">
      <style:text-properties officeooo:rsid="0078a59d" fo:background-color="transparent" loext:char-shading-value="0"/>
    </style:style>
    <style:style style:name="T70" style:family="text">
      <style:text-properties fo:background-color="#ff3333" loext:char-shading-value="0"/>
    </style:style>
    <style:style style:name="T71" style:family="text">
      <style:text-properties officeooo:rsid="0049b32c"/>
    </style:style>
    <style:style style:name="T72" style:family="text">
      <style:text-properties officeooo:rsid="004d42fe"/>
    </style:style>
    <style:style style:name="T73" style:family="text">
      <style:text-properties fo:color="#ff00ff"/>
    </style:style>
    <style:style style:name="T74" style:family="text">
      <style:text-properties fo:color="#ff00ff" officeooo:rsid="0049b32c"/>
    </style:style>
    <style:style style:name="T75" style:family="text">
      <style:text-properties fo:color="#00cc00"/>
    </style:style>
    <style:style style:name="T76" style:family="text">
      <style:text-properties fo:color="#00cc00" officeooo:rsid="004d42fe"/>
    </style:style>
    <style:style style:name="T77" style:family="text">
      <style:text-properties fo:color="#ff3300"/>
    </style:style>
    <style:style style:name="T78" style:family="text">
      <style:text-properties fo:color="#579d1c"/>
    </style:style>
    <style:style style:name="T79" style:family="text">
      <style:text-properties officeooo:rsid="004f8098"/>
    </style:style>
    <style:style style:name="T80" style:family="text">
      <style:text-properties style:use-window-font-color="true"/>
    </style:style>
    <style:style style:name="T81" style:family="text">
      <style:text-properties officeooo:rsid="0059cf3d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fo:font-weight="normal" style:font-weight-asian="normal" style:font-weight-complex="normal"/>
    </style:style>
    <style:style style:name="T84" style:family="text">
      <style:text-properties style:text-underline-style="none" fo:font-weight="normal" officeooo:rsid="0060447e" style:font-weight-asian="normal" style:font-weight-complex="normal"/>
    </style:style>
    <style:style style:name="T85" style:family="text">
      <style:text-properties style:text-underline-style="none" officeooo:rsid="007eebdc"/>
    </style:style>
    <style:style style:name="T86" style:family="text">
      <style:text-properties officeooo:rsid="005edf31"/>
    </style:style>
    <style:style style:name="T87" style:family="text">
      <style:text-properties officeooo:rsid="00662d06"/>
    </style:style>
    <style:style style:name="T88" style:family="text">
      <style:text-properties fo:background-color="#ffff99" loext:char-shading-value="0"/>
    </style:style>
    <style:style style:name="T89" style:family="text">
      <style:text-properties officeooo:rsid="001ddc95" fo:background-color="#ffff99" loext:char-shading-value="0"/>
    </style:style>
    <style:style style:name="T90" style:family="text">
      <style:text-properties officeooo:rsid="006be8d9"/>
    </style:style>
    <style:style style:name="T91" style:family="text">
      <style:text-properties officeooo:rsid="006f1461"/>
    </style:style>
    <style:style style:name="T92" style:family="text">
      <style:text-properties officeooo:rsid="0073c4da"/>
    </style:style>
    <style:style style:name="T93" style:family="text">
      <style:text-properties officeooo:rsid="0074f4bc"/>
    </style:style>
    <style:style style:name="T94" style:family="text">
      <style:text-properties officeooo:rsid="0078a59d"/>
    </style:style>
    <style:style style:name="T95" style:family="text">
      <style:text-properties fo:background-color="#579d1c" loext:char-shading-value="0"/>
    </style:style>
    <style:style style:name="T96" style:family="text">
      <style:text-properties officeooo:rsid="0056b3bb" fo:background-color="#579d1c" loext:char-shading-value="0"/>
    </style:style>
    <style:style style:name="T97" style:family="text">
      <style:text-properties officeooo:rsid="0074f4bc" fo:background-color="#579d1c" loext:char-shading-value="0"/>
    </style:style>
    <style:style style:name="T98" style:family="text">
      <style:text-properties officeooo:rsid="0073c4da" fo:background-color="#579d1c" loext:char-shading-value="0"/>
    </style:style>
    <style:style style:name="T99" style:family="text">
      <style:text-properties officeooo:rsid="00887a3b"/>
    </style:style>
    <style:style style:name="T100" style:family="text">
      <style:text-properties officeooo:rsid="008aa4ac"/>
    </style:style>
    <style:style style:name="T101" style:family="text">
      <style:text-properties officeooo:rsid="008dfe9a"/>
    </style:style>
    <style:style style:name="T102" style:family="text">
      <style:text-properties officeooo:rsid="008e2e5e"/>
    </style:style>
    <style:style style:name="T103" style:family="text">
      <style:text-properties officeooo:rsid="00902753"/>
    </style:style>
    <style:style style:name="T104" style:family="text">
      <style:text-properties officeooo:rsid="00913242"/>
    </style:style>
    <style:style style:name="T105" style:family="text">
      <style:text-properties officeooo:rsid="0092d0d5"/>
    </style:style>
    <style:style style:name="T106" style:family="text">
      <style:text-properties officeooo:rsid="0094fe34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nvHunt</text:p>
      <text:p text:style-name="P10">Nom de code</text:p>
      <text:h text:style-name="Heading_20_2" text:outline-level="2">Glossaire<draw:line text:anchor-type="char" draw:z-index="3" draw:style-name="gr1" draw:text-style-name="P80" svg:x1="0.041cm" svg:y1="0.972cm" svg:x2="18.301cm" svg:y2="0.972cm"><text:p/></draw:line></text:h>
      <text:p text:style-name="P1">Fonctions <text:span text:style-name="T61">= Gras</text:span></text:p>
      <text:p text:style-name="P8">Fonctions du navigateur<text:span text:style-name="T83"> = </text:span><text:span text:style-name="T86">souligné gras</text:span></text:p>
      <text:p text:style-name="P3">Variable <text:span text:style-name="T61">= Italique</text:span></text:p>
      <text:p text:style-name="P3"><text:span text:style-name="T6">constantes </text:span><text:span text:style-name="T9">= Italique Gras</text:span></text:p>
      <text:p text:style-name="P9"><text:span text:style-name="T61">É</text:span>tat<text:span text:style-name="T82"> = </text:span>soulignée</text:p>
      <text:p text:style-name="P4">(?) = <text:span text:style-name="T12">Cette éléments </text:span><text:span text:style-name="T14">reste à </text:span><text:span text:style-name="T15">déterminer</text:span><text:span text:style-name="T14"> s’il sera implémenté </text:span><text:span text:style-name="T22">et utilisé</text:span><text:span text:style-name="T14"> ou non</text:span></text:p>
      <text:p text:style-name="P5"><text:span text:style-name="T70">Rouge</text:span><text:span text:style-name="T63"> Pas encore commencé</text:span></text:p>
      <text:p text:style-name="P6"><text:span text:style-name="T62">Jaune </text:span><text:span text:style-name="T63"><text:s/>Commencé, mais non terminé</text:span></text:p>
      <text:p text:style-name="P7">Vert <text:s text:c="3"/><text:span text:style-name="T63"><text:s/></text:span><text:span text:style-name="T64">T</text:span><text:span text:style-name="T63">erminé</text:span></text:p>
      <text:h text:style-name="P75" text:outline-level="2">Variables Globale<draw:line text:anchor-type="char" draw:z-index="0" draw:style-name="gr1" draw:text-style-name="P80" svg:x1="0.041cm" svg:y1="0.972cm" svg:x2="18.301cm" svg:y2="0.972cm"><text:p/></draw:line></text:h>
      <text:list xml:id="list5653893005473846" text:style-name="L1">
        <text:list-item>
          <text:p text:style-name="P51"><text:span text:style-name="T96">c</text:span><text:span text:style-name="T95">ibles</text:span><text:tab/>Contient toutes les cibles sous forme de tableaux</text:p>
        </text:list-item>
        <text:list-item>
          <text:p text:style-name="P52"><text:span text:style-name="T58">s</text:span><text:span text:style-name="T59">core</text:span><text:span text:style-name="T45"><text:tab/></text:span><text:span text:style-name="T13">Contient le score de l’utilisateur</text:span></text:p>
        </text:list-item>
        <text:list-item>
          <text:p text:style-name="P53"><text:span text:style-name="T60">qteCibleManque</text:span><text:span text:style-name="T46"><text:tab/></text:span><text:span text:style-name="T13">Contient le nombre de cible Manquée par l’utilisateur</text:span></text:p>
        </text:list-item>
        <text:list-item>
          <text:p text:style-name="P54"><text:span text:style-name="T57">qteCibleInterdit</text:span><text:span text:style-name="T56"><text:tab/></text:span><text:span text:style-name="T31">Contient le nombre de cible</text:span></text:p>
        </text:list-item>
        <text:list-item>
          <text:p text:style-name="P68"><text:span text:style-name="T57">t</text:span><text:span text:style-name="T44"> <text:tab/></text:span><text:span text:style-name="T12">Contient le timer utilisé pour la fonctions </text:span><text:span text:style-name="T27">deplacerCible</text:span></text:p>
        </text:list-item>
        <text:list-item>
          <text:p text:style-name="P69"><text:span text:style-name="T95">isPlay</text:span><text:span text:style-name="T63"><text:tab/>Contient l’état du jeu (s’il est en pause ou non)</text:span></text:p>
        </text:list-item>
        <text:list-item>
          <text:p text:style-name="P70"><text:span text:style-name="T95">isPartieEnCours</text:span><text:span text:style-name="T63"><text:tab/>Contient l’état de jeu (si une partie est en cours ou non)</text:span></text:p>
        </text:list-item>
      </text:list>
      <text:h text:style-name="P76" text:outline-level="2">Objets (utilisé)<draw:line text:anchor-type="char" draw:z-index="6" draw:style-name="gr1" draw:text-style-name="P80" svg:x1="0.041cm" svg:y1="0.998cm" svg:x2="18.301cm" svg:y2="0.998cm"><text:p/></draw:line></text:h>
      <text:p text:style-name="Text_20_body"><draw:frame draw:style-name="fr1" draw:name="Cadre3" text:anchor-type="as-char" svg:width="12.719cm" draw:z-index="7"><draw:text-box fo:min-height="3.318cm"><text:p text:style-name="P18"><text:span text:style-name="T99">C</text:span>ible <text:span text:style-name="T99">= {</text:span></text:p><text:p text:style-name="P19"><text:tab/>‘<text:span text:style-name="T99">x’ : 0,</text:span></text:p><text:p text:style-name="P19"><text:tab/>‘<text:span text:style-name="T99">y’ : 0,</text:span></text:p><text:p text:style-name="P72"><text:tab/>‘<text:span text:style-name="T101">dimension’ : {</text:span></text:p><text:p text:style-name="P73"><text:span text:style-name="T101"><text:tab/><text:tab/>‘hauteur’ : 50,</text:span></text:p><text:p text:style-name="P73"><text:tab/><text:tab/>‘<text:span text:style-name="T103">largeur’ : 50</text:span></text:p><text:p text:style-name="P73"><text:span text:style-name="T101"><text:tab/><text:tab/>},</text:span></text:p><text:p text:style-name="P19"><text:tab/>‘<text:span text:style-name="T99">direction’ : GAUCHE_DROITE</text:span><text:span text:style-name="T35">,</text:span></text:p><text:p text:style-name="P19"><text:span text:style-name="T35"><text:tab/>‘</text:span><text:span text:style-name="T36">vivant’ : </text:span><text:span text:style-name="T33">vrai</text:span><text:span text:style-name="T36"> ou </text:span><text:span text:style-name="T33">faux</text:span><text:span text:style-name="T36">,</text:span></text:p><text:p text:style-name="P19"><text:span text:style-name="T36"><text:tab/>‘enJeu’ : </text:span><text:span text:style-name="T33">vrai</text:span><text:span text:style-name="T36"> ou </text:span><text:span text:style-name="T33">faux</text:span></text:p><text:p text:style-name="P20">}</text:p></draw:text-box></draw:frame></text:p>
      <text:list xml:id="list63809265615605895" text:style-name="L6">
        <text:list-item>
          <text:p text:style-name="P64">x = Doit être à 0 ou prendre comme valeur la largeur du canevas</text:p>
        </text:list-item>
        <text:list-item>
          <text:p text:style-name="P64">y = Doit être un chiffre entier compris entre <text:span text:style-name="T102">la hauteur du canevas – 200 (On se garde une marge pour pas que la cible soit trop basse) Voir la fonction </text:span><text:span text:style-name="T3">Math.Random()</text:span></text:p>
        </text:list-item>
        <text:list-item>
          <text:p text:style-name="P65"><text:soft-page-break/>Dimension</text:p>
          <text:list>
            <text:list-item>
              <text:p text:style-name="P65">hauteur = <text:span text:style-name="T104">Contient</text:span> la hauteur que la cible aura</text:p>
            </text:list-item>
            <text:list-item>
              <text:p text:style-name="P65">largeur = <text:span text:style-name="T104">Contient</text:span> la largeur que la cible aura</text:p>
            </text:list-item>
          </text:list>
        </text:list-item>
        <text:list-item>
          <text:p text:style-name="P66">direction = Contient GAUCHE_DROITE ou DROITE_GAUCHE <text:span text:style-name="T105">(Utilisé </text:span><text:span text:style-name="T4">Math.random</text:span><text:span text:style-name="T105"> pour déterminer si la direction de la cible se fera de la gauche vers la droite ou de la droite vers la gauche</text:span></text:p>
        </text:list-item>
        <text:list-item>
          <text:p text:style-name="P67">vivant = Contient l’état de la cible, si la cible est vivant ou non</text:p>
        </text:list-item>
        <text:list-item>
          <text:p text:style-name="P67">enJeu <text:s/>Contient l’état de la cible, si la cible fait toujours partie de l’aire de jeu</text:p>
        </text:list-item>
      </text:list>
      <text:h text:style-name="P77" text:outline-level="2">Constante Globale<draw:line text:anchor-type="char" draw:z-index="2" draw:style-name="gr1" draw:text-style-name="P80" svg:x1="0.041cm" svg:y1="0.968cm" svg:x2="18.301cm" svg:y2="0.968cm"><text:p/></draw:line></text:h>
      <text:list xml:id="list221312953208441618" text:style-name="L3">
        <text:list-item>
          <text:p text:style-name="P60"><text:span text:style-name="T55">MAX_CIBLE_MANQUE</text:span><text:span text:style-name="T51"><text:tab/></text:span><text:span text:style-name="T23">Contient le nombre maximal de cible manqué autorisé</text:span></text:p>
        </text:list-item>
        <text:list-item>
          <text:p text:style-name="P61"><text:span text:style-name="T55">MAX_SCORE</text:span><text:span text:style-name="T53"> </text:span><text:span text:style-name="T54">(?)</text:span><text:span text:style-name="T23"><text:tab/>Contient le nombre représentant le score maximal autorisé</text:span></text:p>
        </text:list-item>
        <text:list-item>
          <text:p text:style-name="P55"><text:span text:style-name="T55">VITESSE</text:span><text:span text:style-name="T26"><text:tab/>Contient le valeur temporelle pour le setInterval de la <text:tab/>fonction </text:span><text:span text:style-name="T30">deplacerCible</text:span></text:p>
        </text:list-item>
      </text:list>
      <text:h text:style-name="P75" text:outline-level="2">Fonctions<draw:line text:anchor-type="char" draw:z-index="1" draw:style-name="gr1" draw:text-style-name="P80" svg:x1="0.041cm" svg:y1="0.995cm" svg:x2="18.301cm" svg:y2="0.995cm"><text:p/></draw:line></text:h>
      <text:list xml:id="list8386426901971799734" text:style-name="L4">
        <text:list-item>
          <text:p text:style-name="P56"><text:span text:style-name="T95">NouvellePartie</text:span><text:span text:style-name="T63"> </text:span><text:span text:style-name="T66">[</text:span><text:span text:style-name="T67">D</text:span><text:span text:style-name="T65">avid</text:span><text:span text:style-name="T66">]</text:span></text:p>
        </text:list-item>
        <text:list-item>
          <text:p text:style-name="P62"><text:span text:style-name="T95">FinPartie</text:span><text:span text:style-name="T63"> </text:span><text:span text:style-name="T67">[David]</text:span></text:p>
        </text:list-item>
        <text:list-item>
          <text:p text:style-name="P57"><text:span text:style-name="T89">g</text:span><text:span text:style-name="T88">enererCible</text:span><text:span text:style-name="T63"> </text:span><text:span text:style-name="T67">[Divine]</text:span></text:p>
        </text:list-item>
        <text:list-item>
          <text:p text:style-name="P56"><text:span text:style-name="T88">deplacerCible</text:span><text:span text:style-name="T63"> </text:span><text:span text:style-name="T67">[Divine]</text:span></text:p>
        </text:list-item>
        <text:list-item>
          <text:p text:style-name="P58">verifierCible</text:p>
        </text:list-item>
        <text:list-item>
          <text:p text:style-name="P63">dessinerCible</text:p>
        </text:list-item>
        <text:list-item>
          <text:p text:style-name="P56"><text:span text:style-name="T88">gererClic</text:span><text:span text:style-name="T63"> </text:span><text:span text:style-name="T68">[Boubakar]</text:span></text:p>
        </text:list-item>
        <text:list-item>
          <text:p text:style-name="P56">toggleP<text:span text:style-name="T94">lay</text:span><text:span text:style-name="T69"> [Boubakar]</text:span></text:p>
        </text:list-item>
        <text:list-item>
          <text:p text:style-name="P59">sauvegarderScore</text:p>
        </text:list-item>
      </text:list>
      <text:h text:style-name="P79" text:outline-level="3">Informations complémentaires sur les fonctions</text:h>
      <text:list xml:id="list6110384820138657854" text:style-name="L5">
        <text:list-item>
          <text:p text:style-name="P22">NouvellePartie <text:span text:style-name="T42">[David]</text:span></text:p>
          <text:list>
            <text:list-item>
              <text:p text:style-name="P26">Remets les variables en sont états par défaut</text:p>
            </text:list-item>
            <text:list-item>
              <text:p text:style-name="P26">appel <text:span text:style-name="T6">genererCible</text:span></text:p>
            </text:list-item>
          </text:list>
        </text:list-item>
        <text:list-item>
          <text:p text:style-name="P21"><text:span text:style-name="T8">genererCible </text:span><text:span text:style-name="T41">[Divine]</text:span><text:span text:style-name="T7"><text:line-break/></text:span><text:span text:style-name="T43">Cette fonction permet de générer les cibles au début de la partie.</text:span></text:p>
          <text:list>
            <text:list-item>
              <text:p text:style-name="P47"><text:span text:style-name="T38">Les </text:span><text:span text:style-name="T50">cibles</text:span><text:span text:style-name="T38"> aurons un</text:span><text:span text:style-name="T41">e valeur Y de départ</text:span><text:span text:style-name="T38"> différente</text:span></text:p>
            </text:list-item>
            <text:list-item>
              <text:p text:style-name="P45"><text:span text:style-name="T37">Une </text:span><text:span text:style-name="T49">direction</text:span><text:span text:style-name="T23"> gauche vers droite (</text:span><text:span text:style-name="T52">GAUCHE_DROITE</text:span><text:span text:style-name="T23">) ou droite vers gauche (</text:span><text:span text:style-name="T52">DROITE_GAUCHE</text:span><text:span text:style-name="T23">)</text:span></text:p>
            </text:list-item>
            <text:list-item>
              <text:p text:style-name="P32">Un tableau contenant toutes les cibles</text:p>
            </text:list-item>
            <text:list-item>
              <text:p text:style-name="P48"><text:soft-page-break/>Si un timer (<text:span text:style-name="T44">t</text:span>) <text:span text:style-name="T100">existe</text:span> déjà, il ne faut pas en créer un nouveau</text:p>
            </text:list-item>
            <text:list-item>
              <text:p text:style-name="P46"><text:span text:style-name="T23">Appel </text:span><text:span text:style-name="T27">d</text:span><text:span text:style-name="T28">e</text:span><text:span text:style-name="T27">placerCible </text:span><text:span text:style-name="T24">à l’aide de la fonction setInterval </text:span><text:span text:style-name="T25">à la fin</text:span></text:p>
            </text:list-item>
          </text:list>
        </text:list-item>
        <text:list-item>
          <text:p text:style-name="P39">deplacerCible <text:span text:style-name="T41">[Divine]</text:span></text:p>
          <text:list>
            <text:list-item>
              <text:p text:style-name="P35">Si la cible est <text:span text:style-name="T5">vivante</text:span><text:span text:style-name="T85"> et </text:span><text:span text:style-name="T5">en jeu</text:span><text:span text:style-name="T85"> alors on peut la déplacer, sinon on n’y touche pas</text:span></text:p>
            </text:list-item>
            <text:list-item>
              <text:p text:style-name="P33">Si <text:span text:style-name="T44">direction</text:span> == <text:span text:style-name="T51">GAUCHE_DROITE</text:span> alors on incrémente la valeur x de la cible (x++)</text:p>
            </text:list-item>
            <text:list-item>
              <text:p text:style-name="P50">Si <text:span text:style-name="T44">direction</text:span> ==<text:span text:style-name="T51">DROITE_GAUCHE </text:span>alors on <text:span text:style-name="T90">décrémente</text:span> la valeur x de la cible (x--)</text:p>
            </text:list-item>
            <text:list-item>
              <text:p text:style-name="P24"><text:span text:style-name="T12">appel </text:span><text:span text:style-name="T27">verifierCible</text:span></text:p>
            </text:list-item>
            <text:list-item>
              <text:p text:style-name="P27"><text:span text:style-name="T12">appel </text:span><text:span text:style-name="T27">dessinerCible</text:span></text:p>
            </text:list-item>
          </text:list>
        </text:list-item>
        <text:list-item>
          <text:p text:style-name="P23">verifierCible</text:p>
          <text:list>
            <text:list-item>
              <text:p text:style-name="P28"><text:span text:style-name="T12">Vérifié si des cibles ont quitté l’aire de jeux, si c’est le cas incrémenté </text:span><text:span text:style-name="T44">qteCibleManque </text:span><text:span text:style-name="T16">et </text:span><text:span text:style-name="T21">modifier la propriété </text:span><text:span text:style-name="T48">enJeu</text:span><text:span text:style-name="T34"> de la cible</text:span></text:p>
            </text:list-item>
            <text:list-item>
              <text:p text:style-name="P29"><text:span text:style-name="T16">Si </text:span><text:span text:style-name="T12">le nombre </text:span><text:span text:style-name="T44">qteCibleManque </text:span><text:span text:style-name="T12">est ≥ </text:span><text:span text:style-name="T51">MAX_CIBLE_MANQUE</text:span><text:span text:style-name="T12"> </text:span><text:span text:style-name="T17">alors appel </text:span><text:span text:style-name="T29">finPartie</text:span><text:span text:style-name="T20"> avec le paramètre </text:span><text:span text:style-name="T47">reussi à </text:span><text:span text:style-name="T32">faux</text:span></text:p>
            </text:list-item>
          </text:list>
        </text:list-item>
        <text:list-item>
          <text:p text:style-name="P25"><text:span text:style-name="T29">g</text:span><text:span text:style-name="T27">ererClic </text:span><text:span text:style-name="T19">[Boubakar]</text:span></text:p>
          <text:list>
            <text:list-item>
              <text:p text:style-name="P30"><text:span text:style-name="T12">Vérifie si le clic se trouve sur une cible, si c’est le cas alors incrémenté </text:span><text:span text:style-name="T44">score</text:span></text:p>
            </text:list-item>
            <text:list-item>
              <text:p text:style-name="P36">Si le score est ≥ <text:span text:style-name="T51">MAX_SCORE</text:span> alors appe<text:span text:style-name="T81">l</text:span> <text:span text:style-name="T6">finPartie</text:span></text:p>
            </text:list-item>
          </text:list>
        </text:list-item>
        <text:list-item>
          <text:p text:style-name="P49"><text:span text:style-name="T6">finPartie (</text:span><text:span text:style-name="T44">reussi</text:span><text:span text:style-name="T6">)</text:span> <text:span text:style-name="T91">[David]</text:span></text:p>
          <text:list>
            <text:list-item>
              <text:p text:style-name="P34">Si reussi == true alors dessiner le tableau de score avec un message de félication</text:p>
            </text:list-item>
            <text:list-item>
              <text:p text:style-name="P31"><text:span text:style-name="T97">S</text:span><text:span text:style-name="T95">i reussi == false alors dessi</text:span><text:span text:style-name="T98">n</text:span><text:span text:style-name="T95">er le tableau de score avec un message ‘Meilleur chance la</text:span> <text:span text:style-name="T95">prochaine fois’ ou autre message</text:span></text:p>
            </text:list-item>
          </text:list>
        </text:list-item>
        <text:list-item>
          <text:p text:style-name="P31"><text:span text:style-name="T11">dessinerCible</text:span></text:p>
          <text:list>
            <text:list-item>
              <text:p text:style-name="P37">Nettoyer le canvas (à l’aide de <text:span text:style-name="T2">clearRect</text:span>) et ensuite affiche les cibles</text:p>
            </text:list-item>
            <text:list-item>
              <text:p text:style-name="P38">si la cible est <text:span text:style-name="T1">en jeu</text:span><text:span text:style-name="T82"> alors on la dessine sur le canevas, sinon on ne l’affiche pas</text:span></text:p>
            </text:list-item>
          </text:list>
        </text:list-item>
        <text:list-item>
          <text:p text:style-name="P40">togglePlay</text:p>
          <text:list>
            <text:list-item>
              <text:p text:style-name="P41"><text:span text:style-name="T40">isPlay == true</text:span><text:span text:style-name="T39"><text:line-break/></text:span><text:span text:style-name="T37">Arrête la minuterie </text:span><text:span text:style-name="T49">t </text:span><text:span text:style-name="T37">avec </text:span><text:span text:style-name="T1">clearInterval<text:line-break/></text:span><text:span text:style-name="T84">Retirer les gestionnaire d’événement (removeEventListener)</text:span></text:p>
            </text:list-item>
            <text:list-item>
              <text:p text:style-name="P42"><text:span text:style-name="T87">isPlay == false<text:line-break/></text:span>Démarre la minuterie <text:span text:style-name="T44">t</text:span> avec <text:span text:style-name="T2">setInterval</text:span> (<text:span text:style-name="T6">deplacerCible</text:span>)</text:p>
              <text:p text:style-name="P43">Ajouter les gestionnaire d’évènement (addEventListener)</text:p>
            </text:list-item>
            <text:list-item>
              <text:p text:style-name="P44">isPlay <text:span text:style-name="T87">=</text:span><text:span text:style-name="T18"> le contraire de </text:span><text:span text:style-name="T87">isPlay</text:span></text:p>
            </text:list-item>
          </text:list>
        </text:list-item>
      </text:list>
      <text:p text:style-name="P2"/>
      <text:h text:style-name="P78" text:outline-level="2"><text:soft-page-break/><text:span text:style-name="T16">Comment </text:span><text:span text:style-name="T12">créer et intéragir avec des objets</text:span></text:h>
      <text:p text:style-name="P11"><draw:frame draw:style-name="fr2" draw:name="Cadre1" text:anchor-type="as-char" svg:width="5.814cm" draw:z-index="4"><draw:text-box fo:min-height="8.58cm"><text:p text:style-name="P13"><text:span text:style-name="T74">var</text:span><text:span text:style-name="T71"> </text:span>cible = <text:span text:style-name="T80">{</text:span></text:p><text:p text:style-name="P13"><text:tab/><text:span text:style-name="T77">‘x’</text:span> : <text:span text:style-name="T78">50</text:span>,</text:p><text:p text:style-name="P13"><text:tab/><text:span text:style-name="T77">‘y’</text:span> : <text:span text:style-name="T78">20</text:span></text:p><text:p text:style-name="P13"><text:span text:style-name="T80">}</text:span> ;</text:p><text:p text:style-name="P13"/><text:p text:style-name="P13"><text:span text:style-name="T74">var</text:span><text:span text:style-name="T71"> </text:span>cibles = new Array() ;</text:p><text:p text:style-name="P13">cibles.push(cible) ;</text:p><text:p text:style-name="P13"/><text:p text:style-name="P13">//OU</text:p><text:p text:style-name="P13"><text:span text:style-name="T74">var</text:span><text:span text:style-name="T71"> </text:span>cibles = new Array() ;</text:p><text:p text:style-name="P13"><text:span text:style-name="T74">var</text:span><text:span text:style-name="T71"> </text:span>cibles.push(<text:span text:style-name="T80">{</text:span></text:p><text:p text:style-name="P13"><text:tab/><text:span text:style-name="T77">‘x’</text:span> : <text:span text:style-name="T78">50</text:span>,</text:p><text:p text:style-name="P13"><text:tab/><text:span text:style-name="T77">‘y’</text:span> : <text:span text:style-name="T78">20</text:span></text:p><text:p text:style-name="P13"><text:span text:style-name="T80">}</text:span>) ;</text:p><text:p text:style-name="P13"/><text:p text:style-name="P13"/></draw:text-box></draw:frame><draw:frame draw:style-name="fr2" draw:name="Cadre2" text:anchor-type="as-char" svg:width="10.102cm" draw:z-index="5"><draw:text-box fo:min-height="8.58cm"><text:p text:style-name="P14">for (<text:span text:style-name="T73">var</text:span> i =<text:span text:style-name="T78">0</text:span> ; i&lt; cibles.length ; i++) <text:span text:style-name="T80">{</text:span></text:p><text:p text:style-name="P15"><text:tab/><text:span text:style-name="T75">//</text:span><text:span text:style-name="T76">Affiche les valeurs x et y de la cible en cours</text:span></text:p><text:p text:style-name="P16"><text:tab/>//<text:span text:style-name="T72">Dans la boucle For</text:span></text:p><text:p text:style-name="P15"><text:tab/>console.log(cibles[i].x, cibles[i<text:span text:style-name="T79">]</text:span>.y) ;</text:p><text:p text:style-name="P17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6T09:11:33.616000000</dc:date>
    <dc:creator>David Pelletier</dc:creator>
    <meta:editing-duration>PT3H39M15S</meta:editing-duration>
    <meta:editing-cycles>128</meta:editing-cycles>
    <meta:generator>LibreOffice/4.3.2.2$Windows_x86 LibreOffice_project/edfb5295ba211bd31ad47d0bad0118690f76407d</meta:generator>
    <meta:document-statistic meta:table-count="0" meta:image-count="0" meta:object-count="0" meta:page-count="4" meta:paragraph-count="107" meta:word-count="762" meta:character-count="4277" meta:non-whitespace-character-count="3652"/>
  </office:meta>
</office:document-meta>
</file>